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A5000002905BC771B6443CB08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ea75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01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6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9cm" fo:min-width="0.612cm"/>
      <style:paragraph-properties style:writing-mode="lr-tb"/>
    </style:style>
    <style:style style:name="gr6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9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ea7500"/>
    </style:style>
    <style:style style:name="P3" style:family="paragraph">
      <loext:graphic-properties draw:fill="none" draw:fill-color="#ffffff"/>
      <style:paragraph-properties style:writing-mode="lr-tb"/>
      <style:text-properties fo:color="#ea7500" fo:font-size="14pt" fo:font-weight="bold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color="#3465a4" fo:font-size="14pt" fo:font-weight="bold" style:font-size-asian="14pt" style:font-size-complex="14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color="#ea7500" fo:font-size="14pt" fo:font-weight="bold" style:font-size-asian="14pt" style:font-size-complex="14pt"/>
    </style:style>
    <style:style style:name="T2" style:family="text">
      <style:text-properties fo:color="#ea7500" style:text-position="-33% 58%" fo:font-size="14pt" fo:font-weight="bold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081cm" svg:height="8.8cm" svg:x="9.619cm" svg:y="9.9cm">
          <draw:image xlink:href="Pictures/10000201000002A5000002905BC771B6443CB081.png" xlink:type="simple" xlink:show="embed" xlink:actuate="onLoad" loext:mime-type="image/png">
            <text:p/>
          </draw:image>
        </draw:frame>
        <draw:path draw:style-name="gr2" draw:text-style-name="P1" draw:layer="layout" svg:width="2.699cm" svg:height="1.299cm" svg:x="4cm" svg:y="9.3cm" svg:viewBox="0 0 2700 1300" svg:d="M0 1300c1500 0 1500 0 1500 0v-1300h1200">
          <text:p/>
        </draw:path>
        <draw:frame draw:style-name="gr3" draw:text-style-name="P3" draw:layer="layout" svg:width="1.522cm" svg:height="0.806cm" svg:x="3.9cm" svg:y="8.8cm">
          <draw:text-box>
            <text:p text:style-name="P2"><text:span text:style-name="T1">3.3V</text:span></text:p>
          </draw:text-box>
        </draw:frame>
        <draw:frame draw:style-name="gr4" draw:text-style-name="P3" draw:layer="layout" svg:width="1.107cm" svg:height="0.806cm" svg:x="2.8cm" svg:y="10.194cm">
          <draw:text-box>
            <text:p text:style-name="P2"><text:span text:style-name="T1">0V</text:span></text:p>
          </draw:text-box>
        </draw:frame>
        <draw:path draw:style-name="gr2" draw:text-style-name="P1" draw:layer="layout" svg:width="2.699cm" svg:height="1.299cm" svg:x="13.8cm" svg:y="5.2cm" svg:viewBox="0 0 2700 1300" svg:d="M0 1300c1500 0 1500 0 1500 0v-1300h1200">
          <text:p/>
        </draw:path>
        <draw:frame draw:style-name="gr4" draw:text-style-name="P4" draw:layer="layout" svg:width="1.107cm" svg:height="0.806cm" svg:x="12.7cm" svg:y="6.1cm">
          <draw:text-box>
            <text:p><text:span text:style-name="T1">0V</text:span></text:p>
          </draw:text-box>
        </draw:frame>
        <draw:frame draw:style-name="gr5" draw:text-style-name="P3" draw:layer="layout" svg:width="1.12cm" svg:height="0.924cm" svg:x="14.097cm" svg:y="4.8cm">
          <draw:text-box>
            <text:p text:style-name="P2"><text:span text:style-name="T1">V</text:span><text:span text:style-name="T2">IN</text:span></text:p>
          </draw:text-box>
        </draw:frame>
        <draw:g>
          <draw:line draw:style-name="gr6" draw:text-style-name="P5" draw:layer="layout" svg:x1="8cm" svg:y1="6.2cm" svg:x2="8cm" svg:y2="6.6cm">
            <text:p/>
          </draw:line>
          <draw:line draw:style-name="gr6" draw:text-style-name="P5" draw:layer="layout" svg:x1="8cm" svg:y1="6.6cm" svg:x2="7.8cm" svg:y2="6.7cm">
            <text:p/>
          </draw:line>
          <draw:line draw:style-name="gr6" draw:text-style-name="P5" draw:layer="layout" svg:x1="8.2cm" svg:y1="6.9cm" svg:x2="7.8cm" svg:y2="6.7cm">
            <text:p/>
          </draw:line>
          <draw:line draw:style-name="gr6" draw:text-style-name="P5" draw:layer="layout" svg:x1="8.2cm" svg:y1="6.9cm" svg:x2="7.8cm" svg:y2="7.1cm">
            <text:p/>
          </draw:line>
          <draw:line draw:style-name="gr6" draw:text-style-name="P5" draw:layer="layout" svg:x1="8.2cm" svg:y1="7.3cm" svg:x2="7.8cm" svg:y2="7.1cm">
            <text:p/>
          </draw:line>
          <draw:line draw:style-name="gr6" draw:text-style-name="P5" draw:layer="layout" svg:x1="8.2cm" svg:y1="7.3cm" svg:x2="7.8cm" svg:y2="7.5cm">
            <text:p/>
          </draw:line>
          <draw:line draw:style-name="gr6" draw:text-style-name="P5" draw:layer="layout" svg:x1="8.2cm" svg:y1="7.7cm" svg:x2="7.8cm" svg:y2="7.5cm">
            <text:p/>
          </draw:line>
          <draw:line draw:style-name="gr6" draw:text-style-name="P5" draw:layer="layout" svg:x1="8.2cm" svg:y1="7.7cm" svg:x2="8cm" svg:y2="7.8cm">
            <text:p/>
          </draw:line>
          <draw:line draw:style-name="gr6" draw:text-style-name="P5" draw:layer="layout" svg:x1="8cm" svg:y1="7.8cm" svg:x2="8cm" svg:y2="8.2cm">
            <text:p/>
          </draw:line>
        </draw:g>
        <draw:g>
          <draw:g>
            <draw:line draw:style-name="gr7" draw:text-style-name="P5" draw:layer="layout" svg:x1="11.3cm" svg:y1="5.4cm" svg:x2="10.7cm" svg:y2="5.4cm">
              <text:p/>
            </draw:line>
            <draw:custom-shape draw:style-name="gr8" draw:text-style-name="P6" draw:layer="layout" svg:width="0.2cm" svg:height="0.12cm" draw:transform="rotate (-1.5707963267949) translate (11.06cm 5.3cm)">
              <text:p/>
  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7" draw:text-style-name="P5" draw:layer="layout" svg:x1="10.94cm" svg:y1="5.5cm" svg:x2="10.94cm" svg:y2="5.3cm">
              <text:p/>
            </draw:line>
            <draw:line draw:style-name="gr7" draw:text-style-name="P5" draw:layer="layout" svg:x1="10.7cm" svg:y1="5.4cm" svg:x2="10.5cm" svg:y2="5.4cm">
              <text:p/>
            </draw:line>
            <draw:line draw:style-name="gr7" draw:text-style-name="P5" draw:layer="layout" svg:x1="11.5cm" svg:y1="5.4cm" svg:x2="11.3cm" svg:y2="5.4cm">
              <text:p/>
            </draw:line>
            <draw:line draw:style-name="gr7" draw:text-style-name="P5" draw:layer="layout" svg:x1="10.5cm" svg:y1="5.4cm" svg:x2="10.5cm" svg:y2="5.7cm">
              <text:p/>
            </draw:line>
            <draw:line draw:style-name="gr7" draw:text-style-name="P5" draw:layer="layout" svg:x1="11.5cm" svg:y1="5.4cm" svg:x2="11.5cm" svg:y2="5.7cm">
              <text:p/>
            </draw:line>
          </draw:g>
          <draw:line draw:style-name="gr7" draw:text-style-name="P5" draw:layer="layout" svg:x1="11.5cm" svg:y1="6.3cm" svg:x2="10.5cm" svg:y2="6.3cm">
            <text:p/>
          </draw:line>
          <draw:line draw:style-name="gr7" draw:text-style-name="P5" draw:layer="layout" svg:x1="11.7cm" svg:y1="6.1cm" svg:x2="11.3cm" svg:y2="6.1cm">
            <text:p/>
          </draw:line>
          <draw:line draw:style-name="gr7" draw:text-style-name="P5" draw:layer="layout" svg:x1="11.2cm" svg:y1="6.1cm" svg:x2="10.8cm" svg:y2="6.1cm">
            <text:p/>
          </draw:line>
          <draw:line draw:style-name="gr7" draw:text-style-name="P5" draw:layer="layout" svg:x1="10.7cm" svg:y1="6.1cm" svg:x2="10.3cm" svg:y2="6.1cm">
            <text:p/>
          </draw:line>
          <draw:line draw:style-name="gr7" draw:text-style-name="P5" draw:layer="layout" svg:x1="10.5cm" svg:y1="6.1cm" svg:x2="10.5cm" svg:y2="5.7cm">
            <text:p/>
          </draw:line>
          <draw:line draw:style-name="gr7" draw:text-style-name="P5" draw:layer="layout" svg:x1="11cm" svg:y1="6.1cm" svg:x2="11cm" svg:y2="5.7cm">
            <text:p/>
          </draw:line>
          <draw:line draw:style-name="gr7" draw:text-style-name="P5" draw:layer="layout" svg:x1="10cm" svg:y1="5.7cm" svg:x2="11cm" svg:y2="5.7cm">
            <text:p/>
          </draw:line>
          <draw:line draw:style-name="gr7" draw:text-style-name="P5" draw:layer="layout" svg:x1="11.5cm" svg:y1="6.1cm" svg:x2="11.5cm" svg:y2="5.7cm">
            <text:p/>
          </draw:line>
          <draw:line draw:style-name="gr7" draw:text-style-name="P5" draw:layer="layout" svg:x1="11.5cm" svg:y1="5.7cm" svg:x2="12cm" svg:y2="5.7cm">
            <text:p/>
          </draw:line>
          <draw:line draw:style-name="gr7" draw:text-style-name="P5" draw:layer="layout" svg:x1="11.5cm" svg:y1="6.7cm" svg:x2="11.5cm" svg:y2="6.3cm">
            <text:p/>
          </draw:line>
          <draw:custom-shape draw:style-name="gr9" draw:text-style-name="P6" draw:layer="layout" svg:width="0.2cm" svg:height="0.2cm" draw:transform="rotate (-3.14159265358979) translate (11.101cm 6.001cm)">
            <text:p/>
  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" draw:text-style-name="P5" draw:layer="layout" svg:x1="11cm" svg:y1="8.5cm" svg:x2="10.6cm" svg:y2="8.5cm">
            <text:p/>
          </draw:line>
          <draw:line draw:style-name="gr6" draw:text-style-name="P5" draw:layer="layout" svg:x1="10.6cm" svg:y1="8.5cm" svg:x2="10.5cm" svg:y2="8.3cm">
            <text:p/>
          </draw:line>
          <draw:line draw:style-name="gr6" draw:text-style-name="P5" draw:layer="layout" svg:x1="10.3cm" svg:y1="8.7cm" svg:x2="10.5cm" svg:y2="8.3cm">
            <text:p/>
          </draw:line>
          <draw:line draw:style-name="gr6" draw:text-style-name="P5" draw:layer="layout" svg:x1="10.3cm" svg:y1="8.7cm" svg:x2="10.1cm" svg:y2="8.3cm">
            <text:p/>
          </draw:line>
          <draw:line draw:style-name="gr6" draw:text-style-name="P5" draw:layer="layout" svg:x1="9.9cm" svg:y1="8.7cm" svg:x2="10.1cm" svg:y2="8.3cm">
            <text:p/>
          </draw:line>
          <draw:line draw:style-name="gr6" draw:text-style-name="P5" draw:layer="layout" svg:x1="9.9cm" svg:y1="8.7cm" svg:x2="9.7cm" svg:y2="8.3cm">
            <text:p/>
          </draw:line>
          <draw:line draw:style-name="gr6" draw:text-style-name="P5" draw:layer="layout" svg:x1="9.5cm" svg:y1="8.7cm" svg:x2="9.7cm" svg:y2="8.3cm">
            <text:p/>
          </draw:line>
          <draw:line draw:style-name="gr6" draw:text-style-name="P5" draw:layer="layout" svg:x1="9.5cm" svg:y1="8.7cm" svg:x2="9.4cm" svg:y2="8.5cm">
            <text:p/>
          </draw:line>
          <draw:line draw:style-name="gr6" draw:text-style-name="P5" draw:layer="layout" svg:x1="9.4cm" svg:y1="8.5cm" svg:x2="9cm" svg:y2="8.5cm">
            <text:p/>
          </draw:line>
        </draw:g>
        <draw:g>
          <draw:line draw:style-name="gr10" draw:text-style-name="P5" draw:layer="layout" svg:x1="7.5cm" svg:y1="9.7cm" svg:x2="7.5cm" svg:y2="10.3cm">
            <text:p/>
          </draw:line>
          <draw:line draw:style-name="gr7" draw:text-style-name="P5" draw:layer="layout" svg:x1="7.5cm" svg:y1="9.8cm" svg:x2="8cm" svg:y2="9.5cm">
            <text:p/>
          </draw:line>
          <draw:line draw:style-name="gr7" draw:text-style-name="P5" draw:layer="layout" svg:x1="7.5cm" svg:y1="10.2cm" svg:x2="8cm" svg:y2="10.5cm">
            <text:p/>
          </draw:line>
          <draw:line draw:style-name="gr7" draw:text-style-name="P5" draw:layer="layout" svg:x1="7cm" svg:y1="10cm" svg:x2="7.5cm" svg:y2="10cm">
            <text:p/>
          </draw:line>
          <draw:custom-shape draw:style-name="gr11" draw:text-style-name="P1" draw:layer="layout" svg:width="1cm" svg:height="1cm" svg:x="7.2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8cm" svg:y1="9cm" svg:x2="8cm" svg:y2="9.5cm">
            <text:p/>
          </draw:line>
          <draw:line draw:style-name="gr7" draw:text-style-name="P5" draw:layer="layout" svg:x1="8cm" svg:y1="10.5cm" svg:x2="8cm" svg:y2="11cm">
            <text:p/>
          </draw:line>
          <draw:custom-shape draw:style-name="gr9" draw:text-style-name="P6" draw:layer="layout" svg:width="0.2cm" svg:height="0.2cm" draw:transform="rotate (1.03044239037745) translate (7.606cm 10.371cm)">
            <text:p/>
  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7" draw:text-style-name="P5" draw:layer="layout" svg:x1="7.6cm" svg:y1="11.3cm" svg:x2="8.4cm" svg:y2="11.3cm">
            <text:p/>
          </draw:line>
          <draw:line draw:style-name="gr7" draw:text-style-name="P5" draw:layer="layout" svg:x1="7.7cm" svg:y1="11.5cm" svg:x2="8.3cm" svg:y2="11.5cm">
            <text:p/>
          </draw:line>
          <draw:line draw:style-name="gr7" draw:text-style-name="P5" draw:layer="layout" svg:x1="7.8cm" svg:y1="11.7cm" svg:x2="8.2cm" svg:y2="11.7cm">
            <text:p/>
          </draw:line>
          <draw:line draw:style-name="gr7" draw:text-style-name="P5" draw:layer="layout" svg:x1="8cm" svg:y1="11.3cm" svg:x2="8cm" svg:y2="11cm">
            <text:p/>
          </draw:line>
        </draw:g>
        <draw:line draw:style-name="gr12" draw:text-style-name="P1" draw:layer="layout" svg:x1="8cm" svg:y1="6.2cm" svg:x2="8cm" svg:y2="5.7cm">
          <text:p/>
        </draw:line>
        <draw:line draw:style-name="gr12" draw:text-style-name="P1" draw:layer="layout" svg:x1="10cm" svg:y1="5.7cm" svg:x2="8cm" svg:y2="5.7cm">
          <text:p/>
        </draw:line>
        <draw:line draw:style-name="gr12" draw:text-style-name="P1" draw:layer="layout" svg:x1="8cm" svg:y1="9cm" svg:x2="8cm" svg:y2="8.2cm">
          <text:p/>
        </draw:line>
        <draw:line draw:style-name="gr12" draw:text-style-name="P1" draw:layer="layout" svg:x1="9cm" svg:y1="8.5cm" svg:x2="8cm" svg:y2="8.5cm">
          <text:p/>
        </draw:line>
        <draw:line draw:style-name="gr12" draw:text-style-name="P1" draw:layer="layout" svg:x1="11.5cm" svg:y1="8.5cm" svg:x2="11cm" svg:y2="8.5cm">
          <text:p/>
        </draw:line>
        <draw:line draw:style-name="gr12" draw:text-style-name="P1" draw:layer="layout" svg:x1="11.5cm" svg:y1="8.5cm" svg:x2="11.5cm" svg:y2="6.7cm">
          <text:p/>
        </draw:line>
        <draw:line draw:style-name="gr12" draw:text-style-name="P1" draw:layer="layout" svg:x1="13.5cm" svg:y1="5.7cm" svg:x2="12cm" svg:y2="5.7cm">
          <text:p/>
        </draw:line>
        <draw:line draw:style-name="gr12" draw:text-style-name="P1" draw:layer="layout" svg:x1="8cm" svg:y1="5.7cm" svg:x2="7cm" svg:y2="5.7cm">
          <text:p/>
        </draw:line>
        <draw:line draw:style-name="gr12" draw:text-style-name="P1" draw:layer="layout" svg:x1="7cm" svg:y1="10cm" svg:x2="6.3cm" svg:y2="10cm">
          <text:p/>
        </draw:line>
        <draw:frame draw:style-name="gr13" draw:text-style-name="P7" draw:layer="layout" svg:width="1.044cm" svg:height="0.725cm" svg:x="8.5cm" svg:y="7.3cm">
          <draw:text-box>
            <text:p><text:span text:style-name="T3">R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15T16:32:20.093000000</meta:creation-date>
    <dc:date>2021-02-16T21:20:13.028000000</dc:date>
    <meta:editing-duration>PT34M47S</meta:editing-duration>
    <meta:editing-cycles>4</meta:editing-cycles>
    <meta:generator>LibreOffice/6.4.4.2$Windows_X86_64 LibreOffice_project/3d775be2011f3886db32dfd395a6a6d1ca2630ff</meta:generator>
    <meta:document-statistic meta:object-count="71"/>
  </office:meta>
</office:document-meta>
</file>